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6" style:family="table-row">
      <style:table-row-properties style:min-row-height="1.538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22" style:family="table-row">
      <style:table-row-properties style:min-row-height="0.196cm"/>
    </style:style>
    <style:style style:name="Table1.41" style:family="table-row">
      <style:table-row-properties style:min-row-height="1.686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4d18d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571de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91af9f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4d18d" officeooo:paragraph-rsid="0084d18d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c2ab3" officeooo:paragraph-rsid="008c2ab3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9cac0" officeooo:paragraph-rsid="0084d18d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3350f" officeooo:paragraph-rsid="0084d18d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6ba22" officeooo:paragraph-rsid="0086ba22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background-color="#ffcc99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background-color="#ffffff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571de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0538a58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0121c45" officeooo:paragraph-rsid="0035ce88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0538a58" officeooo:paragraph-rsid="0055455a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35ce88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3c5635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441071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402b97" style:font-size-asian="12pt" style:font-size-complex="12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4d18d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6ba22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803f2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c2ab3" style:font-size-asian="12pt" style:font-size-complex="12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91af9f" style:font-size-asian="12pt" style:font-size-complex="12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121c45" officeooo:paragraph-rsid="00382ec2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920f5" officeooo:paragraph-rsid="009920f5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86c413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88199b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88ab26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99bd54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background-color="transparent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background-color="#ffffff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6c413" fo:background-color="#ffffff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0a6763" officeooo:paragraph-rsid="0086ba22" fo:background-color="#ffffff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35ce88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402b97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55455a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6390ab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72a194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background-color="#ffffff"/>
    </style:style>
    <style:style style:name="P54" style:family="paragraph" style:parent-style-name="Standard">
      <style:paragraph-properties fo:margin-top="0cm" fo:margin-bottom="0cm" style:contextual-spacing="false" fo:line-height="100%"/>
    </style:style>
    <style:style style:name="P55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56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57" style:family="paragraph" style:parent-style-name="Text_20_body">
      <style:text-properties style:font-name="Liberation Serif" fo:font-size="12pt" style:font-size-asian="12pt" style:font-size-complex="12pt"/>
    </style:style>
    <style:style style:name="P58" style:family="paragraph" style:parent-style-name="Heading_20_1">
      <style:text-properties style:font-name="Liberation Serif" fo:font-size="12pt" fo:language="en" fo:country="US" style:font-size-asian="12pt" style:font-size-complex="12pt"/>
    </style:style>
    <style:style style:name="P59" style:family="paragraph" style:parent-style-name="Standard">
      <style:paragraph-properties fo:margin-top="0cm" fo:margin-bottom="0.499cm" style:contextual-spacing="false"/>
      <style:text-properties style:font-name="Liberation Serif" fo:font-size="12pt" fo:background-color="#ffcc99" style:font-size-asian="12pt" style:font-size-complex="12pt"/>
    </style:style>
    <style:style style:name="P60" style:family="paragraph" style:parent-style-name="Standard">
      <style:paragraph-properties fo:margin-top="0cm" fo:margin-bottom="0.499cm" style:contextual-spacing="false"/>
      <style:text-properties style:font-name="Liberation Serif" fo:font-size="12pt" fo:background-color="#ffffff" style:font-size-asian="12pt" style:font-size-complex="12pt"/>
    </style:style>
    <style:style style:name="P61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9535d6" fo:background-color="#ffffff" style:font-size-asian="12pt" style:font-size-complex="12pt"/>
    </style:style>
    <style:style style:name="P62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09535d6" officeooo:paragraph-rsid="00966039" fo:background-color="#ffffff" style:font-size-asian="12pt" style:font-size-complex="12pt"/>
    </style:style>
    <style:style style:name="P63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097f319" officeooo:paragraph-rsid="00966039" fo:background-color="#ffffff" style:font-size-asian="12pt" style:font-size-complex="12pt"/>
    </style:style>
    <style:style style:name="P64" style:family="paragraph" style:parent-style-name="Text_20_body">
      <style:paragraph-properties fo:margin-top="0cm" fo:margin-bottom="0.499cm" style:contextual-spacing="false"/>
      <style:text-properties style:font-name="Liberation Serif" fo:font-size="12pt" fo:background-color="#ffffff" style:font-size-asian="12pt" style:font-size-complex="12pt"/>
    </style:style>
    <style:style style:name="P65" style:family="paragraph" style:parent-style-name="Text_20_body">
      <style:paragraph-properties fo:margin-top="0cm" fo:margin-bottom="0.499cm" style:contextual-spacing="false"/>
      <style:text-properties style:font-name="Liberation Serif" fo:font-size="12pt" officeooo:paragraph-rsid="008c69eb" fo:background-color="#ffffff" style:font-size-asian="12pt" style:font-size-complex="12pt"/>
    </style:style>
    <style:style style:name="P66" style:family="paragraph" style:parent-style-name="Heading_20_2">
      <style:text-properties style:font-name="Liberation Serif" fo:font-size="12pt" style:font-size-asian="12pt" style:font-size-complex="12pt"/>
    </style:style>
    <style:style style:name="P67" style:family="paragraph" style:parent-style-name="Standard" style:list-style-name="L3">
      <style:paragraph-properties fo:margin-top="0cm" fo:margin-bottom="0cm" style:contextual-spacing="false" fo:line-height="100%"/>
    </style:style>
    <style:style style:name="P68" style:family="paragraph" style:parent-style-name="Standard" style:list-style-name="L3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69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70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71" style:family="paragraph" style:parent-style-name="Text_20_body" style:list-style-name="L7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72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3" style:family="paragraph" style:parent-style-name="Text_20_body" style:list-style-name="L4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4" style:family="paragraph" style:parent-style-name="Text_20_body" style:list-style-name="L5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5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6" style:family="paragraph" style:parent-style-name="Text_20_body" style:list-style-name="L7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7" style:family="paragraph" style:parent-style-name="Text_20_body" style:list-style-name="L8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8" style:family="paragraph" style:parent-style-name="Text_20_body" style:list-style-name="L9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9" style:family="paragraph" style:parent-style-name="Text_20_body" style:list-style-name="L10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80" style:family="paragraph" style:parent-style-name="Table_20_Contents" style:list-style-name="L2">
      <style:paragraph-properties fo:margin-top="0cm" fo:margin-bottom="0cm" style:contextual-spacing="false" fo:line-height="100%"/>
    </style:style>
    <style:style style:name="P81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c45" style:font-weight-asian="bold" style:font-weight-complex="bold"/>
    </style:style>
    <style:style style:name="T4" style:family="text">
      <style:text-properties fo:font-weight="bold" officeooo:rsid="0015653a" style:font-weight-asian="bold" style:font-weight-complex="bold"/>
    </style:style>
    <style:style style:name="T5" style:family="text">
      <style:text-properties fo:font-weight="bold" officeooo:rsid="00175b68" style:font-weight-asian="bold" style:font-weight-complex="bold"/>
    </style:style>
    <style:style style:name="T6" style:family="text">
      <style:text-properties fo:font-weight="bold" officeooo:rsid="00176d1f" style:font-weight-asian="bold" style:font-weight-complex="bold"/>
    </style:style>
    <style:style style:name="T7" style:family="text">
      <style:text-properties fo:font-weight="bold" officeooo:rsid="0012c2b6" style:font-weight-asian="bold" style:font-weight-complex="bold"/>
    </style:style>
    <style:style style:name="T8" style:family="text">
      <style:text-properties fo:font-weight="bold" officeooo:rsid="002c989c" style:font-weight-asian="bold" style:font-weight-complex="bold"/>
    </style:style>
    <style:style style:name="T9" style:family="text">
      <style:text-properties fo:font-weight="bold" officeooo:rsid="0035ce88" style:font-weight-asian="bold" style:font-weight-complex="bold"/>
    </style:style>
    <style:style style:name="T10" style:family="text">
      <style:text-properties fo:font-weight="bold" officeooo:rsid="003eda94" style:font-weight-asian="bold" style:font-weight-complex="bold"/>
    </style:style>
    <style:style style:name="T11" style:family="text">
      <style:text-properties fo:font-weight="bold" officeooo:rsid="0051ade7" style:font-weight-asian="bold" style:font-weight-complex="bold"/>
    </style:style>
    <style:style style:name="T12" style:family="text">
      <style:text-properties fo:font-weight="bold" officeooo:rsid="00538a58" style:font-weight-asian="bold" style:font-weight-complex="bold"/>
    </style:style>
    <style:style style:name="T13" style:family="text">
      <style:text-properties fo:font-weight="bold" officeooo:rsid="005fbda5" style:font-weight-asian="bold" style:font-weight-complex="bold"/>
    </style:style>
    <style:style style:name="T14" style:family="text">
      <style:text-properties fo:font-weight="bold" officeooo:rsid="0075d69e" style:font-weight-asian="bold" style:font-weight-complex="bold"/>
    </style:style>
    <style:style style:name="T15" style:family="text">
      <style:text-properties fo:font-weight="bold" officeooo:rsid="0089cac0" style:font-weight-asian="bold" style:font-weight-complex="bold"/>
    </style:style>
    <style:style style:name="T16" style:family="text">
      <style:text-properties fo:font-weight="bold" officeooo:rsid="009f4638" style:font-weight-asian="bold" style:font-weight-complex="bold"/>
    </style:style>
    <style:style style:name="T17" style:family="text">
      <style:text-properties fo:font-weight="bold" officeooo:rsid="00a20f48" style:font-weight-asian="bold" style:font-weight-complex="bold"/>
    </style:style>
    <style:style style:name="T18" style:family="text">
      <style:text-properties fo:font-weight="bold" officeooo:rsid="00a3d4fc" style:font-weight-asian="bold" style:font-weight-complex="bold"/>
    </style:style>
    <style:style style:name="T19" style:family="text">
      <style:text-properties fo:font-weight="bold" fo:background-color="#ffffff" loext:char-shading-value="0"/>
    </style:style>
    <style:style style:name="T20" style:family="text">
      <style:text-properties fo:font-weight="bold" fo:background-color="#ffffff" loext:char-shading-value="0" style:font-weight-asian="bold" style:font-weight-complex="bold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weight="bold" style:font-weight-asian="bold" style:font-weight-complex="bold"/>
    </style:style>
    <style:style style:name="T23" style:family="text">
      <style:text-properties style:font-name="Liberation Serif" fo:font-weight="bold" officeooo:rsid="00121c45" style:font-weight-asian="bold" style:font-weight-complex="bold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118e90" style:font-size-asian="12pt" style:font-size-complex="12pt"/>
    </style:style>
    <style:style style:name="T26" style:family="text">
      <style:text-properties style:font-name="Liberation Serif" fo:font-size="12pt" officeooo:rsid="0011f635" style:font-size-asian="12pt" style:font-size-complex="12pt"/>
    </style:style>
    <style:style style:name="T27" style:family="text">
      <style:text-properties style:font-name="Liberation Serif" fo:font-size="12pt" officeooo:rsid="00121c45" style:font-size-asian="12pt" style:font-size-complex="12pt"/>
    </style:style>
    <style:style style:name="T28" style:family="text">
      <style:text-properties style:font-name="Liberation Serif" fo:font-size="12pt" officeooo:rsid="001dbb3a" style:font-size-asian="12pt" style:font-size-complex="12pt"/>
    </style:style>
    <style:style style:name="T29" style:family="text">
      <style:text-properties style:font-name="Liberation Serif" fo:font-size="12pt" officeooo:rsid="003ca0b3" style:font-size-asian="12pt" style:font-size-complex="12pt"/>
    </style:style>
    <style:style style:name="T30" style:family="text">
      <style:text-properties style:font-name="Liberation Serif" fo:font-size="12pt" officeooo:rsid="00402b97" style:font-size-asian="12pt" style:font-size-complex="12pt"/>
    </style:style>
    <style:style style:name="T31" style:family="text">
      <style:text-properties style:font-name="Liberation Serif" fo:font-size="12pt" officeooo:rsid="0045dcc5" style:font-size-asian="12pt" style:font-size-complex="12pt"/>
    </style:style>
    <style:style style:name="T32" style:family="text">
      <style:text-properties style:font-name="Liberation Serif" fo:font-size="12pt" officeooo:rsid="004ae00d" style:font-size-asian="12pt" style:font-size-complex="12pt"/>
    </style:style>
    <style:style style:name="T33" style:family="text">
      <style:text-properties style:font-name="Liberation Serif" fo:font-size="12pt" officeooo:rsid="00538a58" style:font-size-asian="12pt" style:font-size-complex="12pt"/>
    </style:style>
    <style:style style:name="T34" style:family="text">
      <style:text-properties style:font-name="Liberation Serif" fo:font-size="12pt" officeooo:rsid="00560523" style:font-size-asian="12pt" style:font-size-complex="12pt"/>
    </style:style>
    <style:style style:name="T35" style:family="text">
      <style:text-properties style:font-name="Liberation Serif" fo:font-size="12pt" officeooo:rsid="0056eaa6" style:font-size-asian="12pt" style:font-size-complex="12pt"/>
    </style:style>
    <style:style style:name="T36" style:family="text">
      <style:text-properties style:font-name="Liberation Serif" fo:font-size="12pt" officeooo:rsid="00803e35" style:font-size-asian="12pt" style:font-size-complex="12pt"/>
    </style:style>
    <style:style style:name="T37" style:family="text">
      <style:text-properties style:font-name="Liberation Serif" fo:font-size="12pt" fo:font-weight="bold" style:font-size-asian="12pt" style:font-size-complex="12pt"/>
    </style:style>
    <style:style style:name="T38" style:family="text">
      <style:text-properties style:font-name="Liberation Serif" fo:font-size="12pt" fo:font-weight="bold" officeooo:rsid="00a515d4" style:font-size-asian="12pt" style:font-size-complex="12pt"/>
    </style:style>
    <style:style style:name="T3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fo:font-weight="bold" officeooo:rsid="00121c45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fo:font-weight="bold" officeooo:rsid="001dbb3a" style:font-size-asian="12pt" style:font-weight-asian="bold" style:font-size-complex="12pt" style:font-weight-complex="bold"/>
    </style:style>
    <style:style style:name="T42" style:family="text">
      <style:text-properties style:font-name="Liberation Serif" fo:font-size="12pt" fo:font-weight="bold" officeooo:rsid="0024028b" style:font-size-asian="12pt" style:font-weight-asian="bold" style:font-size-complex="12pt" style:font-weight-complex="bold"/>
    </style:style>
    <style:style style:name="T43" style:family="text">
      <style:text-properties style:font-name="Liberation Serif" fo:font-size="12pt" fo:font-weight="bold" officeooo:rsid="00402b97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fo:font-weight="bold" officeooo:rsid="00447e93" style:font-size-asian="12pt" style:font-weight-asian="bold" style:font-size-complex="12pt" style:font-weight-complex="bold"/>
    </style:style>
    <style:style style:name="T45" style:family="text">
      <style:text-properties style:font-name="Liberation Serif" fo:font-size="12pt" fo:font-weight="bold" officeooo:rsid="00538a58" style:font-size-asian="12pt" style:font-weight-asian="bold" style:font-size-complex="12pt" style:font-weight-complex="bold"/>
    </style:style>
    <style:style style:name="T46" style:family="text">
      <style:text-properties style:font-name="Liberation Serif" fo:font-size="12pt" fo:font-weight="bold" officeooo:rsid="0055455a" style:font-size-asian="12pt" style:font-weight-asian="bold" style:font-size-complex="12pt" style:font-weight-complex="bold"/>
    </style:style>
    <style:style style:name="T47" style:family="text">
      <style:text-properties style:font-name="Liberation Serif" fo:font-size="12pt" fo:font-weight="bold" officeooo:rsid="00560523" style:font-size-asian="12pt" style:font-weight-asian="bold" style:font-size-complex="12pt" style:font-weight-complex="bold"/>
    </style:style>
    <style:style style:name="T48" style:family="text">
      <style:text-properties style:font-name="Liberation Serif" fo:font-size="12pt" fo:font-weight="bold" officeooo:rsid="0060ca75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fo:font-weight="bold" officeooo:rsid="006a53af" style:font-size-asian="12pt" style:font-weight-asian="bold" style:font-size-complex="12pt" style:font-weight-complex="bold"/>
    </style:style>
    <style:style style:name="T50" style:family="text">
      <style:text-properties style:font-name="Liberation Serif" fo:font-size="12pt" fo:font-weight="bold" officeooo:rsid="006bb62d" style:font-size-asian="12pt" style:font-weight-asian="bold" style:font-size-complex="12pt" style:font-weight-complex="bold"/>
    </style:style>
    <style:style style:name="T51" style:family="text">
      <style:text-properties style:font-name="Liberation Serif" fo:font-size="12pt" fo:font-weight="bold" officeooo:rsid="00751553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font-weight="bold" officeooo:rsid="0075d69e" style:font-size-asian="12pt" style:font-weight-asian="bold" style:font-size-complex="12pt" style:font-weight-complex="bold"/>
    </style:style>
    <style:style style:name="T53" style:family="text">
      <style:text-properties style:font-name="Liberation Serif" fo:font-size="12pt" fo:font-weight="bold" officeooo:rsid="00764093" style:font-size-asian="12pt" style:font-weight-asian="bold" style:font-size-complex="12pt" style:font-weight-complex="bold"/>
    </style:style>
    <style:style style:name="T54" style:family="text">
      <style:text-properties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5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03a5a16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0447e93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055455a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0713f63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751553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0764d3a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fo:background-color="#ffffff" loext:char-shading-value="0" style:font-size-asian="12pt" style:font-size-complex="12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c8a95" style:font-weight-asian="normal" style:font-weight-complex="normal"/>
    </style:style>
    <style:style style:name="T65" style:family="text">
      <style:text-properties fo:font-weight="normal" officeooo:rsid="00204f72" style:font-weight-asian="normal" style:font-weight-complex="normal"/>
    </style:style>
    <style:style style:name="T66" style:family="text">
      <style:text-properties fo:font-weight="normal" officeooo:rsid="00538a58" style:font-weight-asian="normal" style:font-weight-complex="normal"/>
    </style:style>
    <style:style style:name="T67" style:family="text">
      <style:text-properties fo:font-weight="normal" officeooo:rsid="00542129" style:font-weight-asian="normal" style:font-weight-complex="normal"/>
    </style:style>
    <style:style style:name="T68" style:family="text">
      <style:text-properties fo:font-weight="normal" officeooo:rsid="0091af9f" style:font-weight-asian="normal" style:font-weight-complex="normal"/>
    </style:style>
    <style:style style:name="T69" style:family="text">
      <style:text-properties fo:font-weight="normal" officeooo:rsid="009d479a" style:font-weight-asian="normal" style:font-weight-complex="normal"/>
    </style:style>
    <style:style style:name="T70" style:family="text">
      <style:text-properties fo:background-color="#ffffff" loext:char-shading-value="0"/>
    </style:style>
    <style:style style:name="T71" style:family="text">
      <style:text-properties style:font-weight-asian="bold" style:font-weight-complex="bold"/>
    </style:style>
    <style:style style:name="T72" style:family="text">
      <style:text-properties officeooo:rsid="00121c45"/>
    </style:style>
    <style:style style:name="T73" style:family="text">
      <style:text-properties officeooo:rsid="0012c2b6"/>
    </style:style>
    <style:style style:name="T74" style:family="text">
      <style:text-properties fo:language="en" fo:country="US"/>
    </style:style>
    <style:style style:name="T75" style:family="text">
      <style:text-properties fo:language="en" fo:country="US" fo:font-weight="bold"/>
    </style:style>
    <style:style style:name="T76" style:family="text">
      <style:text-properties fo:language="en" fo:country="US" fo:font-weight="bold" style:font-weight-asian="bold" style:font-weight-complex="bold"/>
    </style:style>
    <style:style style:name="T77" style:family="text">
      <style:text-properties officeooo:rsid="001e528f"/>
    </style:style>
    <style:style style:name="T78" style:family="text">
      <style:text-properties officeooo:rsid="002a7281"/>
    </style:style>
    <style:style style:name="T79" style:family="text">
      <style:text-properties officeooo:rsid="0035ce88"/>
    </style:style>
    <style:style style:name="T80" style:family="text">
      <style:text-properties officeooo:rsid="00499289"/>
    </style:style>
    <style:style style:name="T81" style:family="text">
      <style:text-properties officeooo:rsid="0051ade7"/>
    </style:style>
    <style:style style:name="T82" style:family="text">
      <style:text-properties officeooo:rsid="006d54b2"/>
    </style:style>
    <style:style style:name="T83" style:family="text">
      <style:text-properties officeooo:rsid="006e6986"/>
    </style:style>
    <style:style style:name="T84" style:family="text">
      <style:text-properties officeooo:rsid="00791e85"/>
    </style:style>
    <style:style style:name="T85" style:family="text">
      <style:text-properties officeooo:rsid="0083350f"/>
    </style:style>
    <style:style style:name="T86" style:family="text">
      <style:text-properties officeooo:rsid="008eb4b9"/>
    </style:style>
    <style:style style:name="T87" style:family="text">
      <style:text-properties officeooo:rsid="00908a47"/>
    </style:style>
    <style:style style:name="T88" style:family="text">
      <style:text-properties officeooo:rsid="009535d6"/>
    </style:style>
    <style:style style:name="T89" style:family="text">
      <style:text-properties officeooo:rsid="009e7535"/>
    </style:style>
    <style:style style:name="T90" style:family="text">
      <style:text-properties officeooo:rsid="00a0b401"/>
    </style:style>
    <style:style style:name="T91" style:family="text">
      <style:text-properties officeooo:rsid="00a65c2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<text:bookmark text:name="firstHeading"/><text:span text:style-name="T2">Python</text:span>/C2/Getting-started-with-<text:span text:style-name="T2">IPython</text:span>/English</text:h>
      <text:p text:style-name="P55"/>
      <text:section text:style-name="Sect1" text:name="bodyContent">
        <text:p text:style-name="P57"/>
        <text:section text:style-name="Sect1" text:name="contentSub">
          <text:p text:style-name="P57"/>
        </text:section>
      </text:section>
      <text:section text:style-name="Sect2" text:name="mw-content-text">
        <text:p text:style-name="P55"><text:span text:style-name="T1">Title of script</text:span>: Getting started with <text:span text:style-name="T2">IPython</text:span></text:p>
        <text:p text:style-name="P56">Author: <text:span text:style-name="T91">Chandrika, Pravin, </text:span>Thirumalesh H S</text:p>
        <text:p text:style-name="P57"><text:span text:style-name="T75">Keywords: </text:span><text:span text:style-name="T76">Python</text:span><text:span text:style-name="T75">, </text:span><text:span text:style-name="T76">IPython</text:span><text:span text:style-name="T74">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2">Visual Cue</text:p>
            </table:table-cell>
            <table:table-cell table:style-name="Table1.A1" office:value-type="string">
              <text:p text:style-name="P22">Narration</text:p>
            </table:table-cell>
          </table:table-row>
          <table:table-row>
            <table:table-cell table:style-name="Table1.A1" office:value-type="string">
              <text:p text:style-name="P26">Show Slide</text:p>
            </table:table-cell>
            <table:table-cell table:style-name="Table1.A1" office:value-type="string">
              <text:p text:style-name="P47"><text:span text:style-name="T24">Hello Friends. Welcome to the tutorial on "getting started with </text:span><text:span text:style-name="Teletype"><text:span text:style-name="T39">IPython</text:span></text:span><text:span text:style-name="T24">". </text:span>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14">Learning objectives </text:p>
              <text:p text:style-name="P26"/>
            </table:table-cell>
            <table:table-cell table:style-name="Table1.A1" office:value-type="string">
              <text:p text:style-name="P1">At the end of this tutorial, you will be able to, </text:p>
              <text:list xml:id="list4932452202067149910" text:style-name="L1">
                <text:list-item>
                  <text:p text:style-name="P69"><text:span text:style-name="T24">invoke the </text:span><text:span text:style-name="Teletype"><text:span text:style-name="T39">IPython</text:span></text:span><text:span text:style-name="T39"> interpreter</text:span><text:span text:style-name="T24">. </text:span></text:p>
                </text:list-item>
                <text:list-item>
                  <text:p text:style-name="P69"><text:span text:style-name="T24">quit the </text:span><text:span text:style-name="Teletype"><text:span text:style-name="T39">IPython</text:span></text:span><text:span text:style-name="T39"> interpreter</text:span><text:span text:style-name="T24">. </text:span></text:p>
                </text:list-item>
                <text:list-item>
                  <text:p text:style-name="P69"><text:span text:style-name="T24">navigate the </text:span><text:span text:style-name="Teletype"><text:span text:style-name="T39">IPython</text:span></text:span><text:span text:style-name="T24"> session history. </text:span></text:p>
                </text:list-item>
                <text:list-item>
                  <text:p text:style-name="P72">use <text:span text:style-name="T2">tab-completion</text:span> <text:span text:style-name="T72">within</text:span> <text:span text:style-name="T2">IPython</text:span>. </text:p>
                </text:list-item>
                <text:list-item>
                  <text:p text:style-name="P72">look-up documentation <text:span text:style-name="T72">in </text:span><text:span text:style-name="T3">IPython</text:span>. </text:p>
                </text:list-item>
                <text:list-item>
                  <text:p text:style-name="P72">interrupt incomplete or incorrect <text:span text:style-name="T2">command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6">Show Slide</text:p>
              <text:p text:style-name="P26">System <text:span text:style-name="T84">Specifications</text:span> </text:p>
            </table:table-cell>
            <table:table-cell table:style-name="Table1.A4" office:value-type="string">
              <text:p text:style-name="P26">To record this tutorial, I am using </text:p>
              <text:list xml:id="list4049072319813703694" text:style-name="L2">
                <text:list-item>
                  <text:p text:style-name="P80"><text:span text:style-name="T37">Ubuntu Linux 14.04</text:span><text:span text:style-name="T24"> operating system</text:span></text:p>
                </text:list-item>
                <text:list-item>
                  <text:p text:style-name="P81"><text:span text:style-name="T71">Python</text:span> 2.7.6</text:p>
                </text:list-item>
                <text:list-item>
                  <text:p text:style-name="P80"><text:span text:style-name="T39">IPython</text:span><text:span text:style-name="T37"> </text:span><text:span text:style-name="T38">4</text:span><text:span text:style-name="T37">.0.0</text:span></text:p>
                </text:list-item>
              </text:list>
            </table:table-cell>
          </table:table-row>
          <table:table-row table:style-name="Table1.5">
            <table:table-cell table:style-name="Table1.A1" office:value-type="string">
              <text:p text:style-name="P26">Show Slide: </text:p>
              <text:p text:style-name="P26">About <text:span text:style-name="T2">IPython</text:span></text:p>
            </table:table-cell>
            <table:table-cell table:style-name="Table1.A1" office:value-type="string">
              <text:p text:style-name="P54"><text:span text:style-name="T55">What is </text:span><text:span text:style-name="T39">IPython</text:span><text:span text:style-name="T55">?</text:span></text:p>
              <text:list xml:id="list5809365741185765674" text:style-name="L3">
                <text:list-item>
                  <text:p text:style-name="P67"><text:span text:style-name="T39">IPython</text:span><text:span text:style-name="T24"> is an enhanced </text:span><text:span text:style-name="T41">interactive</text:span><text:span text:style-name="T28"> </text:span><text:span text:style-name="T39">Python interpreter.</text:span><text:span text:style-name="T24"> </text:span></text:p>
                </text:list-item>
                <text:list-item>
                  <text:p text:style-name="P68">It provides features like <text:span text:style-name="T2">tab-completion</text:span>, <text:span text:style-name="T72">and </text:span>easier access to <text:span text:style-name="T63">help. </text:span></text:p>
                </text:list-item>
              </text:list>
            </table:table-cell>
          </table:table-row>
          <table:table-row table:style-name="Table1.6">
            <table:table-cell table:style-name="Table1.A6" office:value-type="string">
              <text:p text:style-name="P1">[Terminal]</text:p>
              <text:p text:style-name="P1">Type <text:span text:style-name="T3">ip</text:span><text:span text:style-name="T2">ython </text:span><text:span text:style-name="T63">&gt;&gt; press </text:span><text:span text:style-name="T2">Enter</text:span></text:p>
            </table:table-cell>
            <table:table-cell table:style-name="Table1.A6" office:value-type="string">
              <text:p text:style-name="P1">Let us first see how to start the <text:span text:style-name="Teletype"><text:span text:style-name="T22">IPython</text:span></text:span><text:span text:style-name="T2"> interpreter</text:span>. </text:p>
              <text:p text:style-name="P1"/>
              <text:p text:style-name="P1">First open the <text:span text:style-name="T2">terminal </text:span><text:span text:style-name="T63">by pressing </text:span><text:span text:style-name="T2">Ctrl+Alt+</text:span><text:span text:style-name="T3">t</text:span><text:span text:style-name="T2"> </text:span><text:span text:style-name="T63">keys simultaneously on the keyboard</text:span>. </text:p>
              <text:p text:style-name="P1"/>
              <text:p text:style-name="P1">Type <text:span text:style-name="T3">ip</text:span><text:span text:style-name="Teletype"><text:span text:style-name="T22">ython</text:span></text:span> at the <text:span text:style-name="T2">prompt</text:span> and press <text:span text:style-name="T2">Enter</text:span>.</text:p>
            </table:table-cell>
          </table:table-row>
          <table:table-row>
            <table:table-cell table:style-name="Table1.A1" office:value-type="string">
              <text:p text:style-name="P2">[<text:span text:style-name="T85">IPython Terminal</text:span>]</text:p>
              <text:p text:style-name="P26">Point to the version information with mouse.</text:p>
            </table:table-cell>
            <table:table-cell table:style-name="Table1.A1" office:value-type="string">
              <text:p text:style-name="P26"><text:span text:style-name="T63">We are now in the </text:span><text:span text:style-name="T2">IPython interpreter </text:span><text:span text:style-name="T15">or the Ipython console window</text:span></text:p>
              <text:p text:style-name="P26"/>
              <text:p text:style-name="P47"><text:span text:style-name="T24">The versions of </text:span><text:span text:style-name="T40">P</text:span><text:span text:style-name="T39">ython</text:span><text:span text:style-name="T24"> and </text:span><text:span text:style-name="Teletype"><text:span text:style-name="T39">IPython</text:span></text:span><text:span text:style-name="T24"> that are installed, are shown on the terminal. </text:span></text:p>
              <text:p text:style-name="P47"/>
              <text:p text:style-name="P53"><text:span text:style-name="T24">If </text:span><text:span text:style-name="T39">IPython</text:span><text:span text:style-name="T24"> is not installed, </text:span><text:span text:style-name="T31">please</text:span><text:span text:style-name="T24"> refer to the </text:span><text:span text:style-name="T25">instructions </text:span><text:span text:style-name="T26">sheet.</text:span></text:p>
            </table:table-cell>
          </table:table-row>
          <table:table-row>
            <table:table-cell table:style-name="Table1.A6" office:value-type="string">
              <text:p text:style-name="P31">[<text:span text:style-name="T85">IPython Terminal</text:span>]</text:p>
              <text:p text:style-name="P26">Point to <text:span text:style-name="T2">In[1]</text:span>: prompt with mouse</text:p>
            </table:table-cell>
            <table:table-cell table:style-name="Table1.A6" office:value-type="string">
              <text:p text:style-name="P27"><text:span text:style-name="T72"><text:s/>Some additional helpful information is printed by </text:span><text:span text:style-name="T3">I</text:span><text:span text:style-name="T8">p</text:span><text:span text:style-name="T3">ython.</text:span></text:p>
              <text:p text:style-name="P24"/>
              <text:p text:style-name="P29"><text:span text:style-name="T79">After this, we</text:span> get a prompt with <text:span text:style-name="T2">In[1]</text:span>:</text:p>
              <text:p text:style-name="P29"/>
              <text:p text:style-name="P29"/>
            </table:table-cell>
          </table:table-row>
          <text:soft-page-break/>
          <table:table-row>
            <table:table-cell table:style-name="Table1.A4" office:value-type="string">
              <text:p text:style-name="P2">[<text:span text:style-name="T85">IPython Terminal</text:span>]</text:p>
              <text:p text:style-name="P26">Type <text:span text:style-name="T2">Ctrl+D</text:span></text:p>
            </table:table-cell>
            <table:table-cell table:style-name="Table1.A4" office:value-type="string">
              <text:p text:style-name="P47"><text:span text:style-name="T24">Now, Let us see how we can quit the </text:span><text:span text:style-name="Teletype"><text:span text:style-name="T39">IPython</text:span></text:span><text:span text:style-name="T39"> interpreter</text:span><text:span text:style-name="T24">. </text:span></text:p>
              <text:p text:style-name="P26"/>
              <text:p text:style-name="P47"><text:span text:style-name="T24">Press </text:span><text:span text:style-name="T39">Ctrl+D</text:span><text:span text:style-name="T24"> keys. </text:span></text:p>
            </table:table-cell>
          </table:table-row>
          <table:table-row>
            <table:table-cell table:style-name="Table1.A4" office:value-type="string">
              <text:p text:style-name="P7">]IPython Terminal]</text:p>
              <text:p text:style-name="P26"><text:s/></text:p>
            </table:table-cell>
            <table:table-cell table:style-name="Table1.A4" office:value-type="string">
              <text:p text:style-name="P26">A prompt will appear to confirm if we really want to exit. </text:p>
              <text:p text:style-name="P26"/>
              <text:p text:style-name="P47"><text:span text:style-name="T24">Type </text:span><text:span text:style-name="T39">y</text:span><text:span text:style-name="T24"> for </text:span><text:span text:style-name="T39">yes</text:span><text:span text:style-name="T24"> and quit </text:span><text:span text:style-name="Teletype"><text:span text:style-name="T39">IPython</text:span></text:span><text:span text:style-name="T24">. </text:span></text:p>
              <text:p text:style-name="P26"/>
              <text:p text:style-name="P36">Note that <text:span text:style-name="T2">y</text:span> is given in <text:span text:style-name="T9">square brackets </text:span>so it is default.</text:p>
              <text:p text:style-name="P36"><text:span text:style-name="T24">We could also press </text:span><text:span text:style-name="T4">Enter</text:span><text:span text:style-name="T24"> and it will exit.</text:span></text:p>
              <text:p text:style-name="P26"><text:s/></text:p>
              <text:p text:style-name="P47"><text:span text:style-name="T24">Else type </text:span><text:span text:style-name="T39">n </text:span><text:span text:style-name="T55">for </text:span><text:span text:style-name="T39">no </text:span><text:span text:style-name="T24">if you don't want to quit </text:span><text:span text:style-name="Teletype"><text:span text:style-name="T39">IPython</text:span></text:span><text:span text:style-name="T24">. </text:span>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  <text:p text:style-name="P1"/>
              <text:p text:style-name="P27">Type <text:span text:style-name="T2">y</text:span> &gt;&gt; press <text:span text:style-name="T2">Enter</text:span>.</text:p>
              <text:p text:style-name="P48"/>
            </table:table-cell>
            <table:table-cell table:style-name="Table1.A4" office:value-type="string">
              <text:p text:style-name="P26">Let us type <text:span text:style-name="T2">y</text:span>. </text:p>
              <text:p text:style-name="P26"/>
              <text:p text:style-name="P26">We have quit <text:span text:style-name="T2">IPython interpreter</text:span> and are back at the <text:span text:style-name="T2">terminal prompt</text:span>.</text:p>
            </table:table-cell>
          </table:table-row>
          <table:table-row>
            <table:table-cell table:style-name="Table1.A4" office:value-type="string">
              <text:p text:style-name="P1">[Terminal]</text:p>
              <text:p text:style-name="P1">Type <text:span text:style-name="T3">ip</text:span><text:span text:style-name="T2">ython </text:span><text:span text:style-name="T63">&gt;&gt; press </text:span><text:span text:style-name="T2">Enter</text:span></text:p>
            </table:table-cell>
            <table:table-cell table:style-name="Table1.A4" office:value-type="string">
              <text:p text:style-name="P26">Let us start it again.</text:p>
              <text:p text:style-name="P26"/>
              <text:p text:style-name="P26">Type <text:span text:style-name="T3">ip</text:span><text:span text:style-name="T2">ython</text:span> in the <text:span text:style-name="T2">terminal </text:span>and press <text:span text:style-name="T2">Enter</text:span>.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</table:table-cell>
            <table:table-cell table:style-name="Table1.A4" office:value-type="string">
              <text:p text:style-name="P1">Now, Let us learn how to use the interpreter. </text:p>
              <text:p text:style-name="P1"/>
              <text:p text:style-name="P14">Let us start with the simplest operation - addition. </text:p>
            </table:table-cell>
          </table:table-row>
          <table:table-row>
            <table:table-cell table:style-name="Table1.A4" office:value-type="string">
              <text:p text:style-name="P1">[<text:bookmark-start text:name="__DdeLink__1920_1408314157"/><text:span text:style-name="T85">IPython Terminal</text:span><text:bookmark-end text:name="__DdeLink__1920_1408314157"/>]</text:p>
              <text:p text:style-name="P1">1+2 </text:p>
              <text:p text:style-name="P14">Point at the <text:span text:style-name="T2">Out[1]</text:span> prompt </text:p>
              <text:p text:style-name="P26"/>
            </table:table-cell>
            <table:table-cell table:style-name="Table1.A4" office:value-type="string">
              <text:p text:style-name="P14">Type 1 <text:span text:style-name="T3">plus</text:span><text:span text:style-name="T72"> </text:span>2 at the <text:span text:style-name="T2">IPython prompt </text:span>and press <text:span text:style-name="T2">Enter</text:span>. </text:p>
              <text:p text:style-name="P14"/>
              <text:p text:style-name="P14">We press <text:span text:style-name="T2">Enter</text:span> to execute the <text:span text:style-name="T2">python</text:span> <text:span text:style-name="T2">command</text:span>. <text:s/>Please do so after typing every <text:span text:style-name="T2">command</text:span>.</text:p>
              <text:p text:style-name="P14"/>
              <text:p text:style-name="P14"><text:span text:style-name="T2">IPython</text:span> promptly displays the output as 3. </text:p>
              <text:p text:style-name="P14"/>
              <text:p text:style-name="P18"><text:span text:style-name="T24">Notice that the output is shown with an </text:span><text:span text:style-name="Teletype"><text:span text:style-name="T39">Out </text:span></text:span><text:span text:style-name="Teletype"><text:span text:style-name="T49">square barckets </text:span></text:span><text:span text:style-name="Teletype"><text:span text:style-name="T50">1</text:span></text:span><text:span text:style-name="T24"> indication. </text:span>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  <text:p text:style-name="P1">5 – 3</text:p>
              <text:p text:style-name="P1">7 * 4</text:p>
            </table:table-cell>
            <table:table-cell table:style-name="Table1.A4" office:value-type="string">
              <text:p text:style-name="P26">Let us now try a few more operations such as, </text:p>
              <text:p text:style-name="P26">5 <text:span text:style-name="T63">minus</text:span> 3, </text:p>
              <text:p text:style-name="P26">7 <text:span text:style-name="T63">m</text:span><text:span text:style-name="T64">ultiplied</text:span><text:span text:style-name="T63"> </text:span><text:span text:style-name="T65">by</text:span><text:span text:style-name="T77"> </text:span>4, </text:p>
              <text:p text:style-name="P26"/>
              <text:p text:style-name="P26">Each time we press <text:span text:style-name="T2">Enter</text:span> and see the output on the <text:span text:style-name="T2">IPython console window.</text:span></text:p>
            </table:table-cell>
          </table:table-row>
          <table:table-row>
            <table:table-cell table:style-name="Table1.A4" office:value-type="string">
              <text:p text:style-name="P8">IPython Terminal</text:p>
            </table:table-cell>
            <table:table-cell table:style-name="Table1.A4" office:value-type="string">
              <text:p text:style-name="P1">Let us see how <text:span text:style-name="T80">we can navigate to previous commands in</text:span><field:fieldmark-start text:name="__Fieldmark__1556_545457683" field:type=""/><text:span text:style-name="T70"> </text:span><text:span text:style-name="T20">IPython</text:span><field:fieldmark-end/>. 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</table:table-cell>
            <table:table-cell table:style-name="Table1.A4" office:value-type="string">
              <text:p text:style-name="P13"><text:span text:style-name="T24">For exampl</text:span><text:span text:style-name="T32">e</text:span><text:span text:style-name="T24">, say, we want to execute </text:span><text:span text:style-name="T39">print 1</text:span><text:span text:style-name="T40"> plus </text:span><text:span text:style-name="T39">2.</text:span></text:p>
              <text:p text:style-name="P1"/>
              <text:p text:style-name="P1">Instead of typing the whole <text:span text:style-name="T2">command</text:span>, we can recall the <text:span text:style-name="T2">command</text:span> <text:span text:style-name="Teletype"><text:span text:style-name="T22">1 </text:span></text:span><text:span text:style-name="Teletype"><text:span text:style-name="T23">plus </text:span></text:span><text:span text:style-name="Teletype"><text:span text:style-name="T22">2 </text:span></text:span><text:span text:style-name="Teletype"><text:span text:style-name="T21">we typed earlier.</text:span></text:span>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  <text:p text:style-name="P1">Use the up arrow key to go back to the <text:span text:style-name="T2">command</text:span> <text:span text:style-name="Teletype"><text:span text:style-name="T21">1+2.</text:span></text:span></text:p>
            </table:table-cell>
            <table:table-cell table:style-name="Table1.A4" office:value-type="string">
              <text:p text:style-name="P18"><text:span text:style-name="T24">Use the up arrow key </text:span><text:span text:style-name="T29">t</text:span><text:span text:style-name="T24">o go back to the </text:span><text:span text:style-name="T39">command </text:span><text:span text:style-name="Teletype"><text:span text:style-name="T39">1 </text:span></text:span><text:span text:style-name="Teletype"><text:span text:style-name="T42">plus </text:span></text:span><text:span text:style-name="Teletype"><text:span text:style-name="T39">2</text:span></text:span><text:span text:style-name="Teletype"><text:span text:style-name="T24">.</text:span></text:span></text:p>
            </table:table-cell>
          </table:table-row>
          <table:table-row>
            <table:table-cell table:style-name="Table1.A4" office:value-type="string">
              <text:p text:style-name="P5">[<text:span text:style-name="T85">IPython Terminal</text:span>]</text:p>
              <text:p text:style-name="P1">Use left arrow to navigate to start of line </text:p>
            </table:table-cell>
            <table:table-cell table:style-name="Table1.A4" office:value-type="string">
              <text:p text:style-name="P14">Now use the left-arrow key to navigate to the beginning of the line.</text:p>
              <text:p text:style-name="P14"/>
              <text:p text:style-name="P14"/>
              <text:p text:style-name="P14"/>
              <text:p text:style-name="P14"/>
            </table:table-cell>
          </table:table-row>
          <text:soft-page-break/>
          <table:table-row>
            <table:table-cell table:style-name="Table1.A4" office:value-type="string">
              <text:p text:style-name="P3">[<text:span text:style-name="T85">IPython Terminal</text:span>]</text:p>
              <text:p text:style-name="P13"><text:span text:style-name="T24">Type </text:span><text:span text:style-name="T39">print <text:s/></text:span><text:span text:style-name="T55">&gt;&gt; </text:span><text:span text:style-name="T56"><text:s/></text:span><text:span text:style-name="T57">press </text:span><text:span text:style-name="T44">space </text:span><text:span text:style-name="T57"><text:s/>and </text:span><text:span text:style-name="T56">p</text:span><text:span text:style-name="T55">ress</text:span><text:span text:style-name="T24"> </text:span><text:span text:style-name="T39">Enter</text:span><text:span text:style-name="T24">. </text:span></text:p>
              <text:p text:style-name="P26"/>
            </table:table-cell>
            <table:table-cell table:style-name="Table1.A4" office:value-type="string">
              <text:p text:style-name="P18"><text:span text:style-name="T24">Type the word </text:span><text:span text:style-name="T39">print </text:span><text:span text:style-name="T24">and press </text:span><text:span text:style-name="T39">space key</text:span><text:span text:style-name="T24"> on the keyboard. </text:span></text:p>
              <text:p text:style-name="P14"/>
              <text:p text:style-name="P14">We have changed the <text:span text:style-name="T2">command</text:span> to <text:span text:style-name="T2">print 1 </text:span><text:span text:style-name="T5">plus </text:span><text:span text:style-name="T2">2. </text:span>Now press <text:span text:style-name="T2">Enter</text:span>. </text:p>
              <text:p text:style-name="P14"/>
            </table:table-cell>
          </table:table-row>
          <table:table-row>
            <table:table-cell table:style-name="Table1.A4" office:value-type="string">
              <text:p text:style-name="P15">[<text:span text:style-name="T85">IPython Terminal</text:span>]</text:p>
              <text:p text:style-name="P14">Highlight the result line.</text:p>
              <text:p text:style-name="P14"/>
              <text:p text:style-name="P14">Point at the <text:span text:style-name="T2">Out[]</text:span> prompt</text:p>
            </table:table-cell>
            <table:table-cell table:style-name="Table1.A4" office:value-type="string">
              <text:p text:style-name="P14">The <text:span text:style-name="T2">interpreter </text:span>prints the result as 3. </text:p>
              <text:p text:style-name="P14"/>
              <text:p text:style-name="P14">Notice that this time, the indication <text:span text:style-name="T2">Out square brackets </text:span>is not displayed.</text:p>
            </table:table-cell>
          </table:table-row>
          <table:table-row table:style-name="Table1.22">
            <table:table-cell table:style-name="Table1.A4" office:value-type="string">
              <text:p text:style-name="P9">[IPython Terminal]</text:p>
              <text:p text:style-name="P26">Press<text:span text:style-name="T2"> up-arrow key</text:span></text:p>
            </table:table-cell>
            <table:table-cell table:style-name="Table1.A4" office:value-type="string">
              <text:p text:style-name="P28">Now let us execute <text:span text:style-name="T2">print 10 multiplied by 2. </text:span></text:p>
              <text:p text:style-name="P28">We use the up arrow key to navigate to the previous <text:span text:style-name="T2">command print 1 </text:span><text:span text:style-name="T6">plus </text:span><text:span text:style-name="T2">2</text:span>.</text:p>
            </table:table-cell>
          </table:table-row>
          <table:table-row table:style-name="Table1.22">
            <table:table-cell table:style-name="Table1.A4" office:value-type="string">
              <text:p text:style-name="P32">[<text:span text:style-name="T85">IPython Terminal</text:span>]</text:p>
              <text:p text:style-name="P47"><text:span text:style-name="T24">Change </text:span><text:span text:style-name="Teletype"><text:span text:style-name="T39">print 1+2 </text:span></text:span><text:span text:style-name="T39"><text:s/></text:span><text:span text:style-name="T24">to </text:span><text:span text:style-name="Teletype"><text:span text:style-name="T39">print 10*2</text:span></text:span></text:p>
            </table:table-cell>
            <table:table-cell table:style-name="Table1.A4" office:value-type="string">
              <text:p text:style-name="P26">Now replace <text:span text:style-name="T2">1 plus 2 </text:span>with <text:span text:style-name="T2">10 multiplied by 2 </text:span>and press <text:span text:style-name="T2">Enter</text:span>. <text:s text:c="2"/></text:p>
              <text:p text:style-name="P26"/>
              <text:p text:style-name="P26">As with any programming language, <text:span text:style-name="T2">asterix </text:span>is used for multiplication operation.</text:p>
            </table:table-cell>
          </table:table-row>
          <table:table-row table:style-name="Table1.22">
            <table:table-cell table:style-name="Table1.A4" office:value-type="string">
              <text:p text:style-name="P32">[<text:span text:style-name="T85">IPython Terminal</text:span>]</text:p>
              <text:p text:style-name="P37">Highlight output</text:p>
            </table:table-cell>
            <table:table-cell table:style-name="Table1.A4" office:value-type="string">
              <text:p text:style-name="P26">Observe the output on the console.</text:p>
              <text:p text:style-name="P26">&lt;&lt;PAUSE&gt;&gt;</text:p>
            </table:table-cell>
          </table:table-row>
          <table:table-row table:style-name="Table1.22">
            <table:table-cell table:style-name="Table1.A4" office:value-type="string">
              <text:p text:style-name="P46">[<text:span text:style-name="T85">IPython Terminal</text:span>]</text:p>
            </table:table-cell>
            <table:table-cell table:style-name="Table1.A4" office:value-type="string">
              <text:p text:style-name="P47"><text:span text:style-name="T62">Now, Let us see, what is </text:span><text:span text:style-name="T54">tab-completion</text:span><text:span text:style-name="T62">. </text:span></text:p>
              <text:p text:style-name="P44"/>
              <text:p text:style-name="P26">Let us <text:span text:style-name="T72">consider</text:span> an example. </text:p>
            </table:table-cell>
          </table:table-row>
          <table:table-row>
            <table:table-cell table:style-name="Table1.A4" office:value-type="string">
              <text:p text:style-name="P32">[<text:span text:style-name="T85">IPython Terminal</text:span>]</text:p>
              <text:p text:style-name="P47"><text:span text:style-name="Teletype"><text:span text:style-name="T39">pri</text:span></text:span><text:span text:style-name="T24">&lt;tab&gt; </text:span></text:p>
            </table:table-cell>
            <table:table-cell table:style-name="Table1.A4" office:value-type="string">
              <text:p text:style-name="P47"><text:span text:style-name="T62">Suppose we want to use the </text:span><text:span text:style-name="T54">function </text:span><text:span text:style-name="Teletype"><text:span text:style-name="T54">print</text:span></text:span><text:span text:style-name="T62">. </text:span></text:p>
              <text:p text:style-name="P44"/>
              <text:p text:style-name="P47"><text:span text:style-name="T62">For this we just type </text:span><text:span text:style-name="Teletype"><text:span text:style-name="T54">pri</text:span></text:span><text:span text:style-name="T62"> at the prompt and press the </text:span><text:span text:style-name="T54">tab</text:span><text:span text:style-name="T62"> </text:span><text:span text:style-name="T54">key</text:span><text:span text:style-name="T62">. </text:span></text:p>
            </table:table-cell>
          </table:table-row>
          <table:table-row>
            <table:table-cell table:style-name="Table1.A4" office:value-type="string">
              <text:p text:style-name="P32">[<text:span text:style-name="T85">IPython Terminal</text:span>]</text:p>
            </table:table-cell>
            <table:table-cell table:style-name="Table1.A4" office:value-type="string">
              <text:p text:style-name="P47"><text:span text:style-name="T62">As you can see on the console that </text:span><text:span text:style-name="T54">IPython</text:span><text:span text:style-name="T62"> has autocompleted the </text:span><text:span text:style-name="T54">command</text:span><text:span text:style-name="T62"> </text:span><text:span text:style-name="Teletype"><text:span text:style-name="T54">pri</text:span></text:span><text:span text:style-name="T62"> to </text:span><text:span text:style-name="Teletype"><text:span text:style-name="T54">print</text:span></text:span><text:span text:style-name="T62">.</text:span></text:p>
              <text:p text:style-name="P44"/>
              <text:p text:style-name="P44">This feature of <text:span text:style-name="T2">IPython</text:span> is called the <text:span text:style-name="T2">tab-completion</text:span>. </text:p>
            </table:table-cell>
          </table:table-row>
          <table:table-row>
            <table:table-cell table:style-name="Table1.A4" office:value-type="string">
              <text:p text:style-name="P32">[<text:span text:style-name="T85">IPython Terminal</text:span>]</text:p>
              <text:p text:style-name="P47"><text:span text:style-name="Teletype"><text:span text:style-name="T39">p</text:span></text:span><text:span text:style-name="Teletype"><text:span text:style-name="T24">&lt;tab&gt; </text:span></text:span></text:p>
            </table:table-cell>
            <table:table-cell table:style-name="Table1.A4" office:value-type="string">
              <text:p text:style-name="P26">Let us see some more possibilities of <text:span text:style-name="T2">tab completion</text:span>.</text:p>
              <text:p text:style-name="P26"/>
              <text:p text:style-name="P47"><text:span text:style-name="T24">Just type </text:span><text:span text:style-name="Teletype"><text:span text:style-name="T39">p</text:span></text:span><text:span text:style-name="T24"> and then press the tab. </text:span></text:p>
            </table:table-cell>
          </table:table-row>
          <table:table-row>
            <table:table-cell table:style-name="Table1.A4" office:value-type="string">
              <text:p text:style-name="P32">[<text:span text:style-name="T85">IPython Terminal</text:span>]</text:p>
            </table:table-cell>
            <table:table-cell table:style-name="Table1.A4" office:value-type="string">
              <text:p text:style-name="P26">In this case, we see that <text:span text:style-name="T2">IPython</text:span> does not complete the <text:span text:style-name="T2">command</text:span>. </text:p>
              <text:p text:style-name="P26"/>
              <text:p text:style-name="P47"><text:span text:style-name="T24">This is because, there are more than one </text:span><text:span text:style-name="T39">command</text:span><text:span text:style-name="T24"> beginning with </text:span><text:span text:style-name="Teletype"><text:span text:style-name="T39">p</text:span></text:span><text:span text:style-name="Teletype"><text:span text:style-name="T24">.</text:span></text:span></text:p>
              <text:p text:style-name="P47"><text:span text:style-name="Teletype"><text:span text:style-name="T24"/></text:span></text:p>
              <text:p text:style-name="P47"><text:span text:style-name="T24">Therefore, it just lists out all the possible </text:span><text:span text:style-name="T39">tab-completion</text:span><text:span text:style-name="T24"> of </text:span><text:span text:style-name="Teletype"><text:span text:style-name="T39">p</text:span></text:span><text:span text:style-name="T24">. </text:span></text:p>
            </table:table-cell>
          </table:table-row>
          <table:table-row>
            <table:table-cell table:style-name="Table1.A1" office:value-type="string">
              <text:p text:style-name="P26">Show Slide:</text:p>
              <text:p text:style-name="P26">Exercise 1</text:p>
            </table:table-cell>
            <table:table-cell table:style-name="Table1.A1" office:value-type="string">
              <text:p text:style-name="P1">Now Let us try out an exercise. </text:p>
              <text:p text:style-name="P1"/>
              <text:p text:style-name="P1">Pause the video, solve the problem and resume the video. </text:p>
              <text:list xml:id="list576095277635247284" text:style-name="L4">
                <text:list-item>
                  <text:p text:style-name="P73">find out the <text:span text:style-name="T2">command</text:span><text:span text:style-name="T10">s</text:span> starting with "<text:span text:style-name="T2">ab</text:span>".</text:p>
                </text:list-item>
                <text:list-item>
                  <text:p text:style-name="P73">list out the <text:span text:style-name="T2">commands</text:span> starting with "<text:span text:style-name="T2">a</text:span>".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41">[<text:span text:style-name="T85">IPython Terminal</text:span>]</text:p>
              <text:p text:style-name="P42"/>
              <text:p text:style-name="P38"><text:span text:style-name="T2">ab</text:span>&lt;tab&gt; </text:p>
              <text:p text:style-name="P38"><text:span text:style-name="T2">a</text:span>&lt;tab&gt;</text:p>
            </table:table-cell>
            <table:table-cell table:style-name="Table1.A4" office:value-type="string">
              <text:p text:style-name="P26"/>
              <text:p text:style-name="P26"/>
              <text:p text:style-name="P47"><text:span text:style-name="Teletype"><text:span text:style-name="T39">ab</text:span></text:span><text:span text:style-name="T24"> tab autocompletes to </text:span><text:span text:style-name="Teletype"><text:span text:style-name="T39">abs</text:span></text:span><text:span text:style-name="Teletype"><text:span text:style-name="T24">.</text:span></text:span></text:p>
              <text:p text:style-name="P47"><text:span text:style-name="Teletype"><text:span text:style-name="T39"/></text:span></text:p>
              <text:p text:style-name="P47"><text:span text:style-name="Teletype"><text:span text:style-name="T39">a</text:span></text:span><text:span text:style-name="Teletype"><text:span text:style-name="T24">&lt;tab&gt;</text:span></text:span><text:span text:style-name="T24"> displays a list of all the </text:span><text:span text:style-name="T39">command</text:span><text:span text:style-name="T24">s starting with </text:span><text:span text:style-name="T39">a</text:span><text:span text:style-name="T24">. </text:span></text:p>
            </table:table-cell>
          </table:table-row>
          <table:table-row>
            <table:table-cell table:style-name="Table1.A4" office:value-type="string">
              <text:p text:style-name="P39">[<text:span text:style-name="T85">IPython Terminal</text:span>]</text:p>
            </table:table-cell>
            <table:table-cell table:style-name="Table1.A4" office:value-type="string">
              <text:p text:style-name="P33">Now, Let us see what the <text:span text:style-name="T2">function abs </text:span>is used for. </text:p>
              <text:p text:style-name="P33"/>
              <text:p text:style-name="P33">We will use the help features of <text:span text:style-name="T2">IPython</text:span> to find out this. </text:p>
            </table:table-cell>
          </table:table-row>
          <text:soft-page-break/>
          <table:table-row>
            <table:table-cell table:style-name="Table1.A4" office:value-type="string">
              <text:p text:style-name="P45">[<text:span text:style-name="T85">IPython Terminal</text:span>]</text:p>
            </table:table-cell>
            <table:table-cell table:style-name="Table1.A4" office:value-type="string">
              <text:p text:style-name="P26">To see the documentation of a <text:span text:style-name="T2">function</text:span>, type the <text:span text:style-name="T2">function </text:span>name followed by a <text:span text:style-name="T20">question mark</text:span><text:span text:style-name="T70">. </text:span></text:p>
              <text:p text:style-name="P44"/>
              <text:p text:style-name="P26"><text:span text:style-name="T20">IPython interpreter </text:span><text:span text:style-name="T70">will show the documentation for the </text:span><text:span text:style-name="T20">function</text:span><text:span text:style-name="T70">. </text:span></text:p>
              <text:p text:style-name="P44"/>
              <text:p text:style-name="P26">Let us see the documentation of the function <text:span text:style-name="T2">abs</text:span>.</text:p>
            </table:table-cell>
          </table:table-row>
          <table:table-row>
            <table:table-cell table:style-name="Table1.A4" office:value-type="string">
              <text:p text:style-name="P40">[<text:span text:style-name="T85">IPython Terminal</text:span>]</text:p>
              <text:p text:style-name="P43">Type <text:span text:style-name="T2">abs</text:span>? &gt;&gt; press <text:span text:style-name="T2">Enter</text:span></text:p>
              <text:p text:style-name="P43"/>
              <text:p text:style-name="P43"/>
            </table:table-cell>
            <table:table-cell table:style-name="Table1.A4" office:value-type="string">
              <text:p text:style-name="P26">Type <text:span text:style-name="T2">abs</text:span>? and press <text:span text:style-name="T2">Enter</text:span>. <text:span text:style-name="T82">From the displayed information</text:span>, <text:span text:style-name="T83">it says</text:span> <text:span text:style-name="Teletype"><text:span text:style-name="T22">abs</text:span></text:span> accepts a number as input and returns it's <text:span text:style-name="T63">absolute</text:span> value. </text:p>
            </table:table-cell>
          </table:table-row>
          <table:table-row>
            <table:table-cell table:style-name="Table1.A4" office:value-type="string">
              <text:p text:style-name="P38">[<text:span text:style-name="T86">Ipython Terminal</text:span>]</text:p>
              <text:p text:style-name="P1"><text:span text:style-name="T2">abs(-19)</text:span> </text:p>
              <text:p text:style-name="P12">abs(19) </text:p>
            </table:table-cell>
            <table:table-cell table:style-name="Table1.A4" office:value-type="string">
              <text:p text:style-name="P14">Let us see few examples, </text:p>
              <text:p text:style-name="P14"/>
              <text:p text:style-name="P14">On the <text:span text:style-name="T2">console</text:span>, type <text:span text:style-name="T2">abs(-19)</text:span> and then <text:span text:style-name="T2">abs(19)</text:span>.</text:p>
              <text:p text:style-name="P14"/>
              <text:p text:style-name="P14">We get 19, as expected, in both the cases. </text:p>
            </table:table-cell>
          </table:table-row>
          <table:table-row>
            <table:table-cell table:style-name="Table1.A4" office:value-type="string">
              <text:p text:style-name="P38">[<text:span text:style-name="T87">Ipython Terminal</text:span>]</text:p>
              <text:p text:style-name="P23">abs(-10.5) </text:p>
            </table:table-cell>
            <table:table-cell table:style-name="Table1.A4" office:value-type="string">
              <text:p text:style-name="P26">Now Let us try it for decimal numbers.</text:p>
              <text:p text:style-name="P26"/>
              <text:p text:style-name="P26">Let us try <text:span text:style-name="T2">abs(-10.5)</text:span>.</text:p>
              <text:p text:style-name="P26"/>
              <text:p text:style-name="P26">We get 10.5 as the result. </text:p>
            </table:table-cell>
          </table:table-row>
          <table:table-row>
            <table:table-cell table:style-name="Table1.A4" office:value-type="string">
              <text:p text:style-name="P1">Show Slide 4 </text:p>
              <text:p text:style-name="P14">Exercise <text:s/>2 </text:p>
              <text:p text:style-name="P14"><text:span text:style-name="T2">round</text:span>?</text:p>
            </table:table-cell>
            <table:table-cell table:style-name="Table1.A4" office:value-type="string">
              <text:p text:style-name="P1">Pause the video here.</text:p>
              <text:p text:style-name="P1"/>
              <text:p text:style-name="P1">Try out the following exercise and resume the video. </text:p>
              <text:p text:style-name="P1"/>
              <text:p text:style-name="P18"><text:span text:style-name="T24">Look-up the documentation of </text:span><text:span text:style-name="Teletype"><text:span text:style-name="T39">round</text:span></text:span><text:span text:style-name="T24"> and see how to use it. </text:span></text:p>
            </table:table-cell>
          </table:table-row>
          <table:table-row>
            <table:table-cell table:style-name="Table1.A4" office:value-type="string">
              <text:p text:style-name="P26">[<text:span text:style-name="T68">IPython Terminal</text:span>]</text:p>
              <text:p text:style-name="P26">Type <text:span text:style-name="T2">round?</text:span></text:p>
              <text:p text:style-name="P23"/>
              <text:p text:style-name="P38">Highlight the definition of <text:span text:style-name="T2">round</text:span></text:p>
            </table:table-cell>
            <table:table-cell table:style-name="Table1.A4" office:value-type="string">
              <text:p text:style-name="P26">Switch to the <text:span text:style-name="T2">console</text:span> for the solution. </text:p>
              <text:p text:style-name="P26"/>
              <text:p text:style-name="P26">You can look up the documentation of the <text:span text:style-name="T2">function round</text:span> by typing <text:span text:style-name="T2">round</text:span> <text:span text:style-name="T2">question mark</text:span>. </text:p>
              <text:p text:style-name="P26"/>
              <text:p text:style-name="P14">It says here that the <text:span text:style-name="T2">function </text:span><text:span text:style-name="Teletype"><text:span text:style-name="T22">round</text:span></text:span>, <text:span text:style-name="T2">rounds</text:span> a number to a given <text:span text:style-name="T2">precision</text:span>. </text:p>
            </table:table-cell>
          </table:table-row>
          <table:table-row>
            <table:table-cell table:style-name="Table1.A4" office:value-type="string">
              <text:p text:style-name="P35">[<text:span text:style-name="T68">IPython Terminal</text:span>]</text:p>
              <text:p text:style-name="P26">Highlight the syntax of <text:span text:style-name="T2">ndigits </text:span></text:p>
            </table:table-cell>
            <table:table-cell table:style-name="Table1.A4" office:value-type="string">
              <text:p text:style-name="P13"><text:span text:style-name="T39">ndigits </text:span><text:span text:style-name="T55">is the precision value for </text:span><text:span text:style-name="T39">round function</text:span><text:span text:style-name="T55">.</text:span><text:span text:style-name="T39"> </text:span></text:p>
              <text:p text:style-name="P12"/>
              <text:p text:style-name="P13"><text:span text:style-name="T24">Notice, there are extra square brackets </text:span><text:span text:style-name="T55">around</text:span><text:span text:style-name="T24"> </text:span><text:span text:style-name="Teletype"><text:span text:style-name="T39">ndigits</text:span></text:span><text:span text:style-name="T24">. </text:span></text:p>
              <text:p text:style-name="P1"/>
              <text:p text:style-name="P13"><text:span text:style-name="T24">This means that </text:span><text:span text:style-name="Teletype"><text:span text:style-name="T39">ndigits</text:span></text:span><text:span text:style-name="T24"> is optional and 0 is the default value.</text:span></text:p>
              <text:p text:style-name="P1"/>
              <text:p text:style-name="P13"><text:span text:style-name="T24">Optional parameters are shown in square brackets in </text:span><text:span text:style-name="T39">Python</text:span><text:span text:style-name="T24"> documentation. </text:span></text:p>
            </table:table-cell>
          </table:table-row>
          <table:table-row>
            <table:table-cell table:style-name="Table1.A1" office:value-type="string">
              <text:p text:style-name="P26">Show Slide</text:p>
              <text:p text:style-name="P26">Exercise 3 </text:p>
            </table:table-cell>
            <table:table-cell table:style-name="Table1.A1" office:value-type="string">
              <text:p text:style-name="P1">Pause the video here.</text:p>
              <text:p text:style-name="P1"/>
              <text:p text:style-name="P1">Try out the following exercise and resume the video. </text:p>
              <text:p text:style-name="P14">Check the output of </text:p>
              <text:p text:style-name="P16">round(2.48) <text:line-break/>round(2.48, 1)<text:line-break/>round(2.484) <text:s/><text:line-break/>round(2.484, 2) </text:p>
            </table:table-cell>
          </table:table-row>
          <text:soft-page-break/>
          <table:table-row table:style-name="Table1.41">
            <table:table-cell table:style-name="Table1.A4" office:value-type="string">
              <text:p text:style-name="P26">Show Slide</text:p>
              <text:p text:style-name="P26">Solution 3 </text:p>
            </table:table-cell>
            <table:table-cell table:style-name="Table1.A4" office:value-type="string">
              <text:p text:style-name="P26">We get </text:p>
              <text:p text:style-name="P26"/>
              <text:p text:style-name="P26">2.0</text:p>
              <text:p text:style-name="P26">2.5</text:p>
              <text:p text:style-name="P26">2.0 </text:p>
              <text:p text:style-name="P26">2.48 </text:p>
              <text:p text:style-name="P26"/>
              <text:p text:style-name="P26">which are what we expect. </text:p>
            </table:table-cell>
          </table:table-row>
          <table:table-row>
            <table:table-cell table:style-name="Table1.A4" office:value-type="string">
              <text:p text:style-name="P6">[<text:span text:style-name="T85">IPython Terminal</text:span>]</text:p>
              <text:p text:style-name="P6"/>
              <text:p text:style-name="P19"><text:span text:style-name="T2">round</text:span>(2.484</text:p>
              <text:p text:style-name="P1">Press <text:span text:style-name="T2">Enter</text:span> </text:p>
            </table:table-cell>
            <table:table-cell table:style-name="Table1.A4" office:value-type="string">
              <text:p text:style-name="P14">Let us now see how to correct typing errors, which we could make while typing on the <text:span text:style-name="T2">console</text:span>. </text:p>
              <text:p text:style-name="P14"/>
              <text:p text:style-name="P14">Let us make a typing error deliberately.</text:p>
              <text:p text:style-name="P14"/>
              <text:p text:style-name="P14">Type <text:span text:style-name="T2">round(2.484</text:span> and press <text:span text:style-name="T2">Enter</text:span>, without closing the parenthesis. </text:p>
              <text:p text:style-name="P14"/>
            </table:table-cell>
          </table:table-row>
          <table:table-row>
            <table:table-cell table:style-name="Table1.A4" office:value-type="string">
              <text:p text:style-name="P4">[<text:span text:style-name="T68">IPython Terminal</text:span>]</text:p>
              <text:p text:style-name="P1">Point at the prompt with three dots </text:p>
              <text:p text:style-name="P19"/>
            </table:table-cell>
            <table:table-cell table:style-name="Table1.A4" office:value-type="string">
              <text:p text:style-name="P26">We get a <text:span text:style-name="T2">prompt </text:span>with dots. </text:p>
              <text:p text:style-name="P26"/>
              <text:p text:style-name="P47"><text:span text:style-name="T24">This </text:span><text:span text:style-name="T39">prompt </text:span><text:span text:style-name="T24">is the continuation </text:span><text:span text:style-name="T39">prompt </text:span><text:span text:style-name="T24">of </text:span><text:span text:style-name="Teletype"><text:span text:style-name="T39">IPython</text:span></text:span><text:span text:style-name="T24">. </text:span></text:p>
              <text:p text:style-name="P26"/>
              <text:p text:style-name="P26">It appears when, the previous line is incomplete. </text:p>
            </table:table-cell>
          </table:table-row>
          <table:table-row>
            <table:table-cell table:style-name="Table1.A4" office:value-type="string">
              <text:p text:style-name="P1">Type ) &gt;&gt; press <text:span text:style-name="T2">Enter</text:span></text:p>
            </table:table-cell>
            <table:table-cell table:style-name="Table1.A4" office:value-type="string">
              <text:p text:style-name="P26">Now complete the <text:span text:style-name="T2">command</text:span> with <text:span text:style-name="T2">close parenthesis </text:span>and press <text:span text:style-name="T2">Enter</text:span>. </text:p>
              <text:p text:style-name="P26"/>
              <text:p text:style-name="P26">We get the expected output, that is 2.0 </text:p>
            </table:table-cell>
          </table:table-row>
          <table:table-row>
            <table:table-cell table:style-name="Table1.A4" office:value-type="string">
              <text:p text:style-name="P4">[<text:span text:style-name="T68">IPython Terminal</text:span>]</text:p>
              <text:p text:style-name="P1"/>
              <text:p text:style-name="P19"><text:span text:style-name="T2">round</text:span>(<text:span text:style-name="T14">1</text:span><text:span text:style-name="T13">a</text:span><text:span text:style-name="T12"> </text:span><text:span text:style-name="T66"><text:s text:c="3"/>&gt;&gt; press </text:span><text:span text:style-name="T12">Enter</text:span></text:p>
              <text:p text:style-name="P21"/>
              <text:p text:style-name="P20"><text:span text:style-name="T67">press </text:span>Ctrl+C</text:p>
              <text:p text:style-name="P26"/>
            </table:table-cell>
            <table:table-cell table:style-name="Table1.A4" office:value-type="string">
              <text:p text:style-name="P26">What if we <text:span text:style-name="T81">type an incorrect </text:span><text:span text:style-name="T11">command </text:span>and end up with the continuation <text:span text:style-name="T2">prompt</text:span>?</text:p>
              <text:p text:style-name="P26"/>
              <text:p text:style-name="P49"><text:span text:style-name="T30">In such case, w</text:span><text:span text:style-name="T24">e can press </text:span><text:span text:style-name="T39">Ctrl+C</text:span><text:span text:style-name="T24"> keys, to interrupt the </text:span><text:span text:style-name="T39">command</text:span><text:span text:style-name="T24"> and get back to the </text:span><text:span text:style-name="Teletype"><text:span text:style-name="T39">IPython</text:span></text:span><text:span text:style-name="T39"> prompt</text:span><text:span text:style-name="T24">. </text:span></text:p>
              <text:p text:style-name="P30"/>
              <text:p text:style-name="P51"><text:span text:style-name="T30">E.g, </text:span><text:span text:style-name="T47">round</text:span><text:span text:style-name="T34"> takes only numbers as input.</text:span><text:span text:style-name="T30"> </text:span><text:span text:style-name="T35">Type </text:span><text:span text:style-name="T43">round</text:span><text:span text:style-name="T45">(</text:span><text:span text:style-name="T52">1</text:span><text:span text:style-name="T48">a</text:span><text:span text:style-name="T30"> <text:s text:c="2"/></text:span></text:p>
              <text:p text:style-name="P51"/>
              <text:p text:style-name="P52"><text:span text:style-name="T33">Do not</text:span><text:span text:style-name="T30"> close the paranthesis </text:span><text:span text:style-name="T33">and press</text:span><text:span text:style-name="T45"> Enter. </text:span></text:p>
              <text:p text:style-name="P52"/>
              <text:p text:style-name="P52"><text:span text:style-name="T59">We gave </text:span><text:span text:style-name="T61">alpha</text:span><text:span text:style-name="T59">-numeric value </text:span><text:span text:style-name="T60">'</text:span><text:span text:style-name="T53">1</text:span><text:span text:style-name="T51">a</text:span><text:span text:style-name="T60">' </text:span><text:span text:style-name="T59">as input. </text:span></text:p>
              <text:p text:style-name="P25"/>
              <text:p text:style-name="P50"><text:span text:style-name="T58">Press</text:span><text:span text:style-name="T46"> <text:s/>Ctrl+C</text:span><text:span text:style-name="T58"> <text:s/>to iterrupt the execution.</text:span></text:p>
            </table:table-cell>
          </table:table-row>
          <table:table-row>
            <table:table-cell table:style-name="Table1.A4" office:value-type="string">
              <text:p text:style-name="P26">Show Slide</text:p>
              <text:p text:style-name="P26">Exercise 4</text:p>
            </table:table-cell>
            <table:table-cell table:style-name="Table1.A4" office:value-type="string">
              <text:p text:style-name="P1">Pause the video here.</text:p>
              <text:p text:style-name="P1"><text:s/></text:p>
              <text:p text:style-name="P1">Try out the following exercise and resume the video. </text:p>
              <text:list xml:id="list4949627060630570010" text:style-name="L5">
                <text:list-item>
                  <text:p text:style-name="P74">Type <text:span text:style-name="T2">round(2.484,</text:span> and press <text:span text:style-name="T2">Enter</text:span>. </text:p>
                </text:list-item>
                <text:list-item>
                  <text:p text:style-name="P74">Then cancel the <text:span text:style-name="T2">command</text:span> using <text:span text:style-name="T2">Ctrl+C</text:span>. </text:p>
                </text:list-item>
                <text:list-item>
                  <text:p text:style-name="P74">Type the <text:span text:style-name="T2">command</text:span>, <text:span text:style-name="T2">round(2.484, 2) </text:span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34">[<text:span text:style-name="T85">IPython Terminal</text:span>]</text:p>
              <text:p text:style-name="P26"><text:span text:style-name="T2">round</text:span>(2.484</text:p>
              <text:p text:style-name="P23">Ctrl+C</text:p>
              <text:p text:style-name="P26"><text:span text:style-name="T2">round</text:span>(2.484, 2)</text:p>
            </table:table-cell>
            <table:table-cell table:style-name="Table1.A1" office:value-type="string">
              <text:p text:style-name="P26">The output on your <text:span text:style-name="T2">console </text:span>should look like this.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14"/>
              <text:p text:style-name="P14">Summary </text:p>
              <text:p text:style-name="P26"><text:soft-page-break/></text:p>
            </table:table-cell>
            <table:table-cell table:style-name="Table1.A1" office:value-type="string">
              <text:p text:style-name="P1">This brings us to the end of this tutorial. </text:p>
              <text:p text:style-name="P1"/>
              <text:p text:style-name="P1">In this tutorial,we have learnt to, </text:p>
              <text:list xml:id="list1516887709257369786" text:style-name="L6">
                <text:list-item>
                  <text:p text:style-name="P70"><text:soft-page-break/><text:span text:style-name="T24">Invoke the </text:span><text:span text:style-name="Teletype"><text:span text:style-name="T39">IPython</text:span></text:span><text:span text:style-name="T39"> interpreter </text:span><text:span text:style-name="T24">by typing </text:span><text:span text:style-name="T27">ip</text:span><text:span text:style-name="T39">ython</text:span><text:span text:style-name="T24">. </text:span></text:p>
                </text:list-item>
                <text:list-item>
                  <text:p text:style-name="P70"><text:span text:style-name="T24">Quit the </text:span><text:span text:style-name="Teletype"><text:span text:style-name="T39">IPython</text:span></text:span><text:span text:style-name="T39"> interpreter </text:span><text:span text:style-name="T24">by using </text:span><text:span text:style-name="T39">Ctrl+D</text:span><text:span text:style-name="T24">. </text:span></text:p>
                </text:list-item>
                <text:list-item>
                  <text:p text:style-name="P70"><text:span text:style-name="T24">Navigate </text:span><text:span text:style-name="Teletype"><text:span text:style-name="T39">IPython</text:span></text:span><text:span text:style-name="T24"> </text:span><text:span text:style-name="T36">session history </text:span><text:span text:style-name="T24">by using the arrow keys. </text:span></text:p>
                </text:list-item>
                <text:list-item>
                  <text:p text:style-name="P75">Use the <text:span text:style-name="T2">tab-completion</text:span> <text:span text:style-name="T69">to work faster</text:span>. <text:s/></text:p>
                </text:list-item>
                <text:list-item>
                  <text:p text:style-name="P75">See the documentation of <text:span text:style-name="T2">functions </text:span>using <text:span text:style-name="T2">question mark</text:span>. </text:p>
                </text:list-item>
                <text:list-item>
                  <text:p text:style-name="P75">Interrupt <text:span text:style-name="T89">commands</text:span> using <text:span text:style-name="T2">Ctrl+C</text:span> when we make an error. </text:p>
                </text:list-item>
              </text:list>
              <text:p text:style-name="P14"/>
              <text:p text:style-name="P14"/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14">Assignment <text:s/></text:p>
              <text:p text:style-name="P26"/>
            </table:table-cell>
            <table:table-cell table:style-name="Table1.A1" office:value-type="string">
              <text:p text:style-name="P1">Here are some self assessment questions for you to solve </text:p>
              <text:p text:style-name="P1"/>
              <text:list xml:id="list250144747684963266" text:style-name="L7">
                <text:list-item>
                  <text:p text:style-name="P71"><text:span text:style-name="Teletype"><text:span text:style-name="T39">IPython</text:span></text:span><text:span text:style-name="T24"> </text:span><text:span text:style-name="T37">is a programming language similar to </text:span><text:span text:style-name="T39">Python</text:span><text:span text:style-name="T37">.</text:span><text:span text:style-name="T24"><text:line-break/>True or False </text:span></text:p>
                  <text:p text:style-name="P76"/>
                </text:list-item>
                <text:list-item>
                  <text:p text:style-name="P71"><text:span text:style-name="T24">Which key combination quits </text:span><text:span text:style-name="Teletype"><text:span text:style-name="T39">IPython</text:span></text:span><text:span text:style-name="T24">? </text:span></text:p>
                </text:list-item>
              </text:list>
              <text:list xml:id="list49700929192471750" text:style-name="L8">
                <text:list-item>
                  <text:list>
                    <text:list-item>
                      <text:p text:style-name="P77"><text:span text:style-name="T2">Ctrl + </text:span><text:span text:style-name="T16">C</text:span></text:p>
                    </text:list-item>
                    <text:list-item>
                      <text:p text:style-name="P77"><text:span text:style-name="T2">Ctrl + </text:span><text:span text:style-name="T16">D</text:span> </text:p>
                    </text:list-item>
                    <text:list-item>
                      <text:p text:style-name="P77"><text:span text:style-name="T2">Alt + </text:span><text:span text:style-name="T16">C</text:span></text:p>
                    </text:list-item>
                    <text:list-item>
                      <text:p text:style-name="P77"><text:span text:style-name="T2">Alt + </text:span><text:span text:style-name="T16">D</text:span> </text:p>
                      <text:p text:style-name="P77"/>
                    </text:list-item>
                  </text:list>
                </text:list-item>
              </text:list>
              <text:p text:style-name="P14"><text:s text:c="6"/>3. Which character is used at the end of a <text:span text:style-name="T2">command</text:span>, in <text:span text:style-name="T2">IPython</text:span> <text:s text:c="6"/>to display the documentation?</text:p>
              <text:list xml:id="list3811350179634655912" text:style-name="L9">
                <text:list-item>
                  <text:list>
                    <text:list-item>
                      <text:p text:style-name="P78"><text:span text:style-name="T2">under score (_)</text:span> </text:p>
                    </text:list-item>
                    <text:list-item>
                      <text:p text:style-name="P78"><text:span text:style-name="T2">question mark (?)</text:span> </text:p>
                    </text:list-item>
                    <text:list-item>
                      <text:p text:style-name="P78"><text:span text:style-name="T2">exclamation mark (!)</text:span> </text:p>
                    </text:list-item>
                    <text:list-item>
                      <text:p text:style-name="P78"><text:span text:style-name="T2">ampersand (&amp;)</text:span> </text:p>
                      <text:p text:style-name="P78"/>
                    </text:list-item>
                  </text:list>
                </text:list-item>
              </text:list>
            </table:table-cell>
          </table:table-row>
          <table:table-row>
            <table:table-cell table:style-name="Table1.A1" office:value-type="string">
              <text:p text:style-name="P1">Show Slide</text:p>
              <text:p text:style-name="P14">Solution<text:span text:style-name="T90">s</text:span></text:p>
              <text:p text:style-name="P26"/>
            </table:table-cell>
            <table:table-cell table:style-name="Table1.A1" office:value-type="string">
              <text:p text:style-name="P1">And the answers are- </text:p>
              <text:p text:style-name="P1"/>
              <text:list xml:id="list8581882680690569012" text:style-name="L10">
                <text:list-item>
                  <text:p text:style-name="P79"><text:span text:style-name="T17">False. </text:span><text:span text:style-name="T2">IPython</text:span> is not a <text:span text:style-name="T73">new</text:span> programming language. <text:span text:style-name="T78">I</text:span>t is just an <text:span text:style-name="T73">enhanced interactive </text:span><text:span text:style-name="T7">Python</text:span><text:span text:style-name="T73"> </text:span><text:span text:style-name="T2">interpreter</text:span>. </text:p>
                </text:list-item>
                <text:list-item>
                  <text:p text:style-name="P79">We use <text:span text:style-name="T2">Ctrl + </text:span><text:span text:style-name="T18">D</text:span> to quit <text:span text:style-name="T2">IPython interpreter</text:span>. </text:p>
                </text:list-item>
                <text:list-item>
                  <text:p text:style-name="P79">We use <text:span text:style-name="T2">? </text:span>at the end of the command to display its documentation. 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11">Show Slide </text:p>
              <text:p text:style-name="P17">About the Spoken Tutorial Project </text:p>
              <text:p text:style-name="P10"/>
            </table:table-cell>
            <table:table-cell table:style-name="Table1.A1" office:value-type="string">
              <text:p text:style-name="P13">This video summarises the Spoken Tutorial project. </text:p>
              <text:p text:style-name="P13"/>
              <text:p text:style-name="Text_20_body">If you do not have good bandwidth, you may download and watch it. </text:p>
            </table:table-cell>
          </table:table-row>
          <table:table-row>
            <table:table-cell table:style-name="Table1.A6" office:value-type="string">
              <text:p text:style-name="P60">Show Slide</text:p>
              <text:p text:style-name="P60">Spoken tutorial workshops </text:p>
            </table:table-cell>
            <table:table-cell table:style-name="Table1.A6" office:value-type="string">
              <text:p text:style-name="P60">We conduct workshops using Spoken Tutorials. </text:p>
              <text:p text:style-name="Text_20_body">Give Certificates. </text:p>
              <text:p text:style-name="Text_20_body">Please contact us. </text:p>
              <text:p text:style-name="Text_20_body"/>
            </table:table-cell>
          </table:table-row>
          <table:table-row>
            <table:table-cell table:style-name="Table1.A6" office:value-type="string">
              <text:p text:style-name="P60">Show Slide</text:p>
              <text:p text:style-name="P60">Forum <text:span text:style-name="T88">to answer questions</text:span></text:p>
            </table:table-cell>
            <table:table-cell table:style-name="Table1.A6" office:value-type="string">
              <text:p text:style-name="P59"><text:span text:style-name="T70">Do you have questions in THIS </text:span><text:span text:style-name="T19">Spoken Tutorial?</text:span></text:p>
              <text:p text:style-name="Text_20_body">Choose the minute and second where you have the question. </text:p>
              <text:p text:style-name="Text_20_body">Explain your question briefly. </text:p>
              <text:p text:style-name="Text_20_body"><text:soft-page-break/>Someone from the <text:span text:style-name="T1">FOSSEE</text:span> team will answer them. </text:p>
              <text:p text:style-name="P65">Please visit this site. </text:p>
            </table:table-cell>
          </table:table-row>
          <table:table-row>
            <table:table-cell table:style-name="Table1.A6" office:value-type="string">
              <text:p text:style-name="P61">Show Slide</text:p>
              <text:p text:style-name="P61">Forum <text:span text:style-name="T88">to answer questions</text:span></text:p>
            </table:table-cell>
            <table:table-cell table:style-name="Table1.A6" office:value-type="string">
              <text:p text:style-name="P63">Do you have any general / technical questions?</text:p>
              <text:p text:style-name="P62">Please visit the forum given in the link. </text:p>
            </table:table-cell>
          </table:table-row>
          <table:table-row>
            <table:table-cell table:style-name="Table1.A6" office:value-type="string">
              <text:p text:style-name="P60">Show Slide </text:p>
              <text:p text:style-name="P60">Textbook Companion </text:p>
            </table:table-cell>
            <table:table-cell table:style-name="Table1.A6" office:value-type="string">
              <text:p text:style-name="P60">The <text:span text:style-name="T1">FOSSEE </text:span>team coordinates coding of solved examples of popular books. </text:p>
              <text:p text:style-name="Text_20_body">We give honorarium and certificates for those who do this. </text:p>
              <text:p text:style-name="P64">For more details, please visit this site. </text:p>
              <text:p text:style-name="P64"/>
            </table:table-cell>
          </table:table-row>
          <table:table-row>
            <table:table-cell table:style-name="Table1.A6" office:value-type="string">
              <text:p text:style-name="P60">Show Slide</text:p>
              <text:p text:style-name="P60">Acknowledgement </text:p>
            </table:table-cell>
            <table:table-cell table:style-name="Table1.A6" office:value-type="string">
              <text:p text:style-name="P64">The Spoken Tutorial project is funded by NMEICT, MHRD, Govt. of India </text:p>
            </table:table-cell>
          </table:table-row>
          <table:table-row>
            <table:table-cell table:style-name="Table1.A6" office:value-type="string">
              <text:p text:style-name="P60">Show Slide</text:p>
              <text:p text:style-name="P60">Thank You</text:p>
            </table:table-cell>
            <table:table-cell table:style-name="Table1.A6" office:value-type="string">
              <text:p text:style-name="P64">This is Thirumalesh from IIT Bombay signing off. <text:s/>Thanks for watching</text:p>
            </table:table-cell>
          </table:table-row>
        </table:table>
        <text:section text:style-name="Sect1" text:name="ContributionCredits">
          <text:h text:style-name="P66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0:36.288317768</meta:creation-date>
    <meta:editing-duration>PT1H43M59S</meta:editing-duration>
    <meta:editing-cycles>112</meta:editing-cycles>
    <meta:generator>LibreOffice/4.2.8.2$Linux_X86_64 LibreOffice_project/420m0$Build-2</meta:generator>
    <dc:date>2015-11-03T14:58:19.507338003</dc:date>
    <dc:creator>Thirumalesh </dc:creator>
    <meta:document-statistic meta:table-count="1" meta:image-count="0" meta:object-count="0" meta:page-count="7" meta:paragraph-count="292" meta:word-count="1756" meta:character-count="10171" meta:non-whitespace-character-count="8554"/>
  </office:meta>
</office:document-meta>
</file>